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line draw:style-name="gr1" draw:text-style-name="P1" draw:layer="layout" svg:width="6.181cm" svg:height="7.073cm" draw:transform="rotate (1.29241631110156) translate (5.69971875805376cm 6.19991962071311cm)" svg:viewBox="0 0 6182 7074" draw:points="0,14368 3640,14368 1854,15398 2129,16360 3228,16566 1443,17596 2541,17802 3160,18145 3778,18489 3915,18970 4533,19313 4945,20755 5564,21099 6182,21442">
          <text:p/>
        </draw:polyline>
        <draw:line draw:style-name="gr2" draw:text-style-name="P1" draw:layer="layout" svg:x1="4.7cm" svg:y1="6.7cm" svg:x2="4.7cm" svg:y2="1.2cm">
          <text:p/>
        </draw:line>
        <draw:line draw:style-name="gr2" draw:text-style-name="P1" draw:layer="layout" svg:x1="4.7cm" svg:y1="6.7cm" svg:x2="16.7cm" svg:y2="6.7cm">
          <text:p/>
        </draw:line>
        <draw:line draw:style-name="gr3" draw:text-style-name="P1" draw:layer="layout" svg:x1="9.2cm" svg:y1="2cm" svg:x2="9.2cm" svg:y2="7.5cm">
          <text:p/>
        </draw:line>
        <draw:line draw:style-name="gr3" draw:text-style-name="P1" draw:layer="layout" svg:x1="14.2cm" svg:y1="2cm" svg:x2="14.2cm" svg:y2="7.5cm">
          <text:p/>
        </draw:line>
        <draw:frame draw:style-name="gr4" draw:layer="layout" svg:width="4.003cm" svg:height="1.675cm" svg:x="0.9cm" svg:y="1.5cm">
          <draw:text-box>
            <text:p>метрика<text:line-break/>вытеснения</text:p>
          </draw:text-box>
        </draw:frame>
        <draw:frame draw:style-name="gr4" draw:layer="layout" svg:width="3.825cm" svg:height="2.387cm" svg:x="15.3cm" svg:y="6.925cm">
          <draw:text-box>
            <text:p>инструкции<text:line-break/>тестового<text:line-break/>шаблона</text:p>
          </draw:text-box>
        </draw:frame>
        <draw:line draw:style-name="gr5" draw:text-style-name="P1" draw:layer="layout" svg:x1="9.2cm" svg:y1="7.2cm" svg:x2="14.2cm" svg:y2="7.2cm">
          <text:p/>
        </draw:line>
        <draw:frame draw:style-name="gr4" draw:text-style-name="P1" draw:layer="layout" svg:width="7.635cm" svg:height="1.675cm" svg:x="7.501cm" svg:y="7.426cm">
          <draw:text-box>
            <text:p text:style-name="P1">монотонное увеличение<text:line-break/>метрики вытеснения</text:p>
          </draw:text-box>
        </draw:frame>
        <draw:custom-shape draw:style-name="gr6" draw:text-style-name="P1" draw:layer="layout" svg:width="0.287cm" svg:height="0.287cm" svg:x="9.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9.5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0.00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1.103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9.1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3.104cm" svg:y="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25cm" svg:height="1.675cm" svg:x="10.6cm" svg:y="4.713cm">
          <draw:text-box>
            <text:p>полезные</text:p>
            <text:p>инструкции</text:p>
          </draw:text-box>
        </draw:frame>
        <draw:line draw:style-name="gr7" draw:text-style-name="P1" draw:layer="layout" svg:x1="12.7cm" svg:y1="4.9cm" svg:x2="13.2cm" svg:y2="3.4cm">
          <text:p/>
        </draw:line>
        <draw:line draw:style-name="gr7" draw:text-style-name="P1" draw:layer="layout" svg:x1="11.4cm" svg:y1="3.9cm" svg:x2="11.9cm" svg:y2="4.9cm">
          <text:p/>
        </draw:line>
        <draw:line draw:style-name="gr7" draw:text-style-name="P1" draw:layer="layout" svg:x1="10.3cm" svg:y1="4.5cm" svg:x2="10.8cm" svg:y2="5cm">
          <text:p/>
        </draw:line>
        <draw:line draw:style-name="gr7" draw:text-style-name="P1" draw:layer="layout" svg:x1="9.691cm" svg:y1="5.404cm" svg:x2="10.8cm" svg:y2="5.742cm">
          <text:p/>
        </draw:line>
        <draw:line draw:style-name="gr7" draw:text-style-name="P1" draw:layer="layout" svg:x1="9.788cm" svg:y1="4.888cm" svg:x2="10.8cm" svg:y2="5.404cm">
          <text:p/>
        </draw:line>
        <draw:line draw:style-name="gr7" draw:text-style-name="P1" draw:layer="layout" svg:x1="9.592cm" svg:y1="5.704cm" svg:x2="10.701cm" svg:y2="5.9cm">
          <text:p/>
        </draw:line>
        <draw:custom-shape draw:style-name="gr8" draw:text-style-name="P1" draw:layer="layout" svg:width="0.287cm" svg:height="0.287cm" svg:x="11.603cm" svg:y="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87cm" svg:height="0.287cm" svg:x="12.304cm" svg:y="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7.551cm" svg:height="0.963cm" svg:x="9.301cm" svg:y="1.214cm">
          <draw:text-box>
            <text:p>неполезные инструкции</text:p>
          </draw:text-box>
        </draw:frame>
        <draw:line draw:style-name="gr7" draw:text-style-name="P1" draw:layer="layout" svg:x1="10.5cm" svg:y1="2cm" svg:x2="11.5cm" svg:y2="3cm">
          <text:p/>
        </draw:line>
        <draw:line draw:style-name="gr7" draw:text-style-name="P1" draw:layer="layout" svg:x1="13cm" svg:y1="2cm" svg:x2="12.5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05T11:21:41.64</meta:creation-date>
    <dc:date>2009-08-05T11:33:59.34</dc:date>
    <dc:creator>Евгений Корныхин</dc:creator>
    <meta:editing-duration>PT00H12M27S</meta:editing-duration>
    <meta:editing-cycles>1</meta:editing-cycles>
    <meta:document-statistic meta:object-count="27"/>
    <meta:generator>OpenOffice.org/3.1$Win32 OpenOffice.org_project/310m11$Build-9399</meta:generator>
  </office:meta>
</office:document-meta>
</file>